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P7" style:family="paragraph" style:parent-style-name="Standard">
      <style:paragraph-properties fo:line-height="150%" fo:text-align="justify" style:justify-single-word="false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9" style:family="paragraph" style:parent-style-name="Standard">
      <style:paragraph-properties fo:line-height="150%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0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1" style:family="paragraph" style:parent-style-name="Standard">
      <style:paragraph-properties fo:line-height="150%" fo:text-align="justify" style:justify-single-word="false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Aluno</text:span><text:span text:style-name="T2">: Raul Barca<text:tab/><text:tab/><text:tab/><text:tab/><text:tab/><text:tab/><text:tab/></text:span><text:span text:style-name="T3">Data:</text:span><text:span text:style-name="T2"> 21/11/2013</text:span></text:p>
      <text:p text:style-name="P4"><text:span text:style-name="T3">Fase/Iteração:</text:span><text:span text:style-name="T2"> Sprint 8<text:tab/><text:tab/> <text:s text:c="9"/><text:tab/><text:tab/><text:tab/><text:tab/><text:tab/></text:span><text:span text:style-name="T3">Esforço Total: 8 horas</text:span></text:p>
      <text:p text:style-name="P6"/>
      <text:p text:style-name="P5">Atividade: Manter Diagrama ER<text:tab/><text:tab/><text:tab/><text:tab/><text:tab/>Esforço: 4 horas</text:p>
      <text:p text:style-name="P7">Descrição: Foram feitas várias alterações no diagrama com o decorrer das aulas e por alterações necessárias percebidas pela equipe de desenvolvimento repassadas para a equipe de persistência.</text:p>
      <text:p text:style-name="P7">Produtos: Diagrama ER</text:p>
      <text:p text:style-name="P7">Equipe: Raul Barca e Muryllo Tiraza</text:p>
      <text:p text:style-name="P7">Artefato: RELPREV-022013-PCP-ER.pdf</text:p>
      <text:p text:style-name="P7"/>
      <text:p text:style-name="P5">Atividade: Reunião em sala de aula<text:tab/><text:tab/><text:tab/><text:tab/><text:tab/>Esforço: 4 horas</text:p>
      <text:p text:style-name="P7">Descrição: Reuniões e discussões de 21/11/2013.</text:p>
      <text:p text:style-name="P7">Produtos: Nenhum.</text:p>
      <text:p text:style-name="P7">Equipe: Raul Barca.</text:p>
      <text:p text:style-name="P7">Artefato: Nenhu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RELPREV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6</meta:editing-cycles>
    <dc:date>2013-11-21T20:38:31</dc:date>
    <meta:editing-duration>P0D</meta:editing-duration>
    <meta:document-statistic meta:table-count="0" meta:image-count="1" meta:object-count="0" meta:page-count="1" meta:paragraph-count="15" meta:word-count="94" meta:character-count="694" meta:non-whitespace-character-count="585"/>
  </office:meta>
</office:document-meta>
</file>